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P7" style:family="paragraph" style:parent-style-name="Standard">
      <style:paragraph-properties fo:break-before="auto" fo:line-height="115%" fo:margin-top="0cm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P10" style:family="paragraph" style:parent-style-name="Heading_20_1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9gci0i4zuvp8"/><text:bookmark-end text:name="h.9gci0i4zuvp8"/><text:span text:style-name="T1_1">Laptop</text:span><text:span text:style-name="T1_2"><text:s/></text:span><text:span text:style-name="T1_3">driver</text:span><text:span text:style-name="T1_4">/</text:span><text:span text:style-name="T1_5">transmitter</text:span></text:h>
      <text:p text:style-name="P2"><text:span text:style-name="T2_1">The</text:span><text:span text:style-name="T2_2"><text:s/></text:span><text:span text:style-name="T2_3">code</text:span><text:span text:style-name="T2_4"><text:s/></text:span><text:span text:style-name="T2_5">initializes</text:span><text:span text:style-name="T2_6"><text:s/></text:span><text:span text:style-name="T2_7">by</text:span><text:span text:style-name="T2_8"><text:s/></text:span><text:span text:style-name="T2_9">connecting</text:span><text:span text:style-name="T2_10"><text:s/></text:span><text:span text:style-name="T2_11">to</text:span><text:span text:style-name="T2_12"><text:s/></text:span><text:span text:style-name="T2_13">the</text:span><text:span text:style-name="T2_14"><text:s/></text:span><text:span text:style-name="T2_15">controllers</text:span><text:span text:style-name="T2_16"><text:s/></text:span><text:span text:style-name="T2_17">and</text:span><text:span text:style-name="T2_18"><text:s/></text:span><text:span text:style-name="T2_19">spawns</text:span><text:span text:style-name="T2_20"><text:s/></text:span><text:span text:style-name="T2_21">off</text:span><text:span text:style-name="T2_22"><text:s/></text:span><text:span text:style-name="T2_23">a</text:span><text:span text:style-name="T2_24"><text:s/></text:span><text:span text:style-name="T2_25">thread</text:span><text:span text:style-name="T2_26"><text:s/></text:span><text:span text:style-name="T2_27">for</text:span><text:span text:style-name="T2_28"><text:s/></text:span><text:span text:style-name="T2_29">each</text:span><text:span text:style-name="T2_30"><text:s/></text:span><text:span text:style-name="T2_31">controller</text:span><text:span text:style-name="T2_32">.<text:s/></text:span><text:span text:style-name="T2_33">This</text:span><text:span text:style-name="T2_34"><text:s/></text:span><text:span text:style-name="T2_35">allows</text:span><text:span text:style-name="T2_36"><text:s/></text:span><text:span text:style-name="T2_37">each</text:span><text:span text:style-name="T2_38"><text:s/></text:span><text:span text:style-name="T2_39">controller</text:span><text:span text:style-name="T2_40"><text:s/></text:span><text:span text:style-name="T2_41">to</text:span><text:span text:style-name="T2_42"><text:s/></text:span><text:span text:style-name="T2_43">act</text:span><text:span text:style-name="T2_44"><text:s/></text:span><text:span text:style-name="T2_45">independently</text:span><text:span text:style-name="T2_46"><text:s/></text:span><text:span text:style-name="T2_47">of</text:span><text:span text:style-name="T2_48"><text:s/></text:span><text:span text:style-name="T2_49">each</text:span><text:span text:style-name="T2_50"><text:s/></text:span><text:span text:style-name="T2_51">other</text:span><text:span text:style-name="T2_52">.</text:span></text:p>
      <text:h text:style-name="P3" text:outline-level="10"><text:bookmark-start text:name="h.piavkhucimwy"/><text:bookmark-end text:name="h.piavkhucimwy"/><text:span text:style-name="T3_1">Java</text:span><text:span text:style-name="T3_2"><text:s/></text:span><text:span text:style-name="T3_3">Driver</text:span><text:span text:style-name="T3_4"><text:s/></text:span><text:span text:style-name="T3_5">Additions</text:span></text:h>
      <text:p text:style-name="P4"/>
      <text:list text:style-name="LS1" xml:id="list0">
        <text:list-item>
          <text:p text:style-name="P5"><text:span text:style-name="T5_1">Add</text:span><text:span text:style-name="T5_2"><text:s/></text:span><text:span text:style-name="T5_3">the</text:span><text:span text:style-name="T5_4"><text:s/></text:span><text:span text:style-name="T5_5">additional</text:span><text:span text:style-name="T5_6"><text:s/></text:span><text:span text:style-name="T5_7">mappings</text:span><text:span text:style-name="T5_8"><text:s/></text:span><text:span text:style-name="T5_9">for</text:span><text:span text:style-name="T5_10"><text:s/></text:span><text:span text:style-name="T5_11">the</text:span><text:span text:style-name="T5_12"><text:s/></text:span><text:span text:style-name="T5_13">analog</text:span><text:span text:style-name="T5_14"><text:s/></text:span><text:span text:style-name="T5_15">sticks</text:span></text:p>
        </text:list-item>
        <text:list-item>
          <text:p text:style-name="P6"><text:span text:style-name="T6_1">USBControllerTest</text:span><text:span text:style-name="T6_2">.</text:span><text:span text:style-name="T6_3">java</text:span></text:p>
          <text:list>
            <text:list-item>
              <text:p text:style-name="P7"><text:span text:style-name="T7_1">Add</text:span><text:span text:style-name="T7_2"><text:s/></text:span><text:span text:style-name="T7_3">the</text:span><text:span text:style-name="T7_4"><text:s/></text:span><text:span text:style-name="T7_5">remaining</text:span><text:span text:style-name="T7_6"><text:s/></text:span><text:span text:style-name="T7_7">controller</text:span><text:span text:style-name="T7_8"><text:s/></text:span><text:span text:style-name="T7_9">to</text:span><text:span text:style-name="T7_10"><text:s/></text:span><text:span text:style-name="T7_11">the</text:span><text:span text:style-name="T7_12"><text:s/></text:span><text:span text:style-name="T7_13">list</text:span><text:span text:style-name="T7_14"><text:s/></text:span><text:span text:style-name="T7_15">of</text:span><text:span text:style-name="T7_16"><text:s/></text:span><text:span text:style-name="T7_17">controllers</text:span><text:span text:style-name="T7_18">,<text:s/></text:span><text:span text:style-name="T7_19">line</text:span><text:span text:style-name="T7_20"><text:s/>20</text:span></text:p>
            </text:list-item>
          </text:list>
        </text:list-item>
      </text:list>
      <text:h text:style-name="P8" text:outline-level="10"><text:bookmark-start text:name="h.lcv30x3g91qy"/><text:bookmark-end text:name="h.lcv30x3g91qy"/><text:span text:style-name="T8_1">Arduino</text:span><text:span text:style-name="T8_2"><text:s/></text:span><text:span text:style-name="T8_3">Code</text:span><text:span text:style-name="T8_4"><text:s/></text:span><text:span text:style-name="T8_5">Additions</text:span></text:h>
      <text:list text:style-name="LS2" xml:id="list3">
        <text:list-item>
          <text:p text:style-name="P9"><text:span text:style-name="T9_1">Flip</text:span><text:span text:style-name="T9_2"><text:s/></text:span><text:span text:style-name="T9_3">forward</text:span><text:span text:style-name="T9_4"><text:s/></text:span><text:span text:style-name="T9_5">and</text:span><text:span text:style-name="T9_6"><text:s/></text:span><text:span text:style-name="T9_7">reverse</text:span><text:span text:style-name="T9_8"><text:s/></text:span><text:span text:style-name="T9_9">pins</text:span><text:span text:style-name="T9_10"><text:s/></text:span><text:span text:style-name="T9_11">for</text:span><text:span text:style-name="T9_12"><text:s/></text:span><text:span text:style-name="T9_13">second</text:span><text:span text:style-name="T9_14"><text:s/></text:span><text:span text:style-name="T9_15">drive</text:span><text:span text:style-name="T9_16"><text:s/></text:span><text:span text:style-name="T9_17">motor</text:span><text:span text:style-name="T9_18"><text:s/></text:span><text:span text:style-name="T9_19">so</text:span><text:span text:style-name="T9_20"><text:s/></text:span><text:span text:style-name="T9_21">that</text:span><text:span text:style-name="T9_22"><text:s/></text:span><text:span text:style-name="T9_23">the</text:span><text:span text:style-name="T9_24"><text:s/></text:span><text:span text:style-name="T9_25">robot</text:span><text:span text:style-name="T9_26"><text:s/></text:span><text:span text:style-name="T9_27">actually</text:span><text:span text:style-name="T9_28"><text:s/></text:span><text:span text:style-name="T9_29">goes</text:span><text:span text:style-name="T9_30"><text:s/></text:span><text:span text:style-name="T9_31">forward</text:span><text:span text:style-name="T9_32">.</text:span></text:p>
        </text:list-item>
      </text:list>
      <text:h text:style-name="P10" text:outline-level="10"><text:bookmark-start text:name="h.yg05aca8sfdc"/><text:bookmark-end text:name="h.yg05aca8sfdc"/><text:span text:style-name="T10_1">Bytes</text:span><text:span text:style-name="T10_2"><text:s/></text:span><text:span text:style-name="T10_3">outputted</text:span><text:span text:style-name="T10_4"><text:s/></text:span><text:span text:style-name="T10_5">to</text:span><text:span text:style-name="T10_6"><text:s/></text:span><text:span text:style-name="T10_7">Arduino</text:span><text:span text:style-name="T10_8"><text:s/>(</text:span><text:span text:style-name="T10_9">Out</text:span><text:span text:style-name="T10_10"><text:s/></text:span><text:span text:style-name="T10_11">of</text:span><text:span text:style-name="T10_12"><text:s/></text:span><text:span text:style-name="T10_13">possible</text:span><text:span text:style-name="T10_14"><text:s/>19<text:s/></text:span><text:span text:style-name="T10_15">bytes</text:span><text:span text:style-name="T10_16">)</text:span></text:h>
      <text:p text:style-name="P1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2"><text:span text:style-name="T12_1">Byte</text:span></text:p>
          </table:table-cell>
          <table:table-cell table:style-name="Cell2">
            <text:p text:style-name="P13"><text:span text:style-name="T13_1">Button</text:span></text:p>
          </table:table-cell>
        </table:table-row>
        <table:table-row table:style-name="Row2">
          <table:table-cell table:style-name="Cell3">
            <text:p text:style-name="P14"><text:span text:style-name="T14_1">1</text:span></text:p>
          </table:table-cell>
          <table:table-cell table:style-name="Cell4">
            <text:p text:style-name="P15"><text:span text:style-name="T15_1">Green</text:span><text:span text:style-name="T15_2"><text:s/></text:span><text:span text:style-name="T15_3">Triangle</text:span></text:p>
          </table:table-cell>
        </table:table-row>
        <table:table-row table:style-name="Row3">
          <table:table-cell table:style-name="Cell5">
            <text:p text:style-name="P16"><text:span text:style-name="T16_1">2</text:span></text:p>
          </table:table-cell>
          <table:table-cell table:style-name="Cell6">
            <text:p text:style-name="P17"><text:span text:style-name="T17_1">Red</text:span><text:span text:style-name="T17_2"><text:s/></text:span><text:span text:style-name="T17_3">Circle</text:span></text:p>
          </table:table-cell>
        </table:table-row>
        <table:table-row table:style-name="Row4">
          <table:table-cell table:style-name="Cell7">
            <text:p text:style-name="P18"><text:span text:style-name="T18_1">3</text:span></text:p>
          </table:table-cell>
          <table:table-cell table:style-name="Cell8">
            <text:p text:style-name="P19"><text:span text:style-name="T19_1">Purple</text:span><text:span text:style-name="T19_2"><text:s/></text:span><text:span text:style-name="T19_3">X</text:span></text:p>
          </table:table-cell>
        </table:table-row>
        <table:table-row table:style-name="Row5">
          <table:table-cell table:style-name="Cell9">
            <text:p text:style-name="P20"><text:span text:style-name="T20_1">4</text:span></text:p>
          </table:table-cell>
          <table:table-cell table:style-name="Cell10">
            <text:p text:style-name="P21"><text:span text:style-name="T21_1">Blue</text:span><text:span text:style-name="T21_2"><text:s/></text:span><text:span text:style-name="T21_3">Square</text:span></text:p>
          </table:table-cell>
        </table:table-row>
        <table:table-row table:style-name="Row6">
          <table:table-cell table:style-name="Cell11">
            <text:p text:style-name="P22"><text:span text:style-name="T22_1">5</text:span></text:p>
          </table:table-cell>
          <table:table-cell table:style-name="Cell12">
            <text:p text:style-name="P23"><text:span text:style-name="T23_1">D</text:span><text:span text:style-name="T23_2">-</text:span><text:span text:style-name="T23_3">pad</text:span><text:span text:style-name="T23_4"><text:s/></text:span><text:span text:style-name="T23_5">Up</text:span></text:p>
          </table:table-cell>
        </table:table-row>
        <table:table-row table:style-name="Row7">
          <table:table-cell table:style-name="Cell13">
            <text:p text:style-name="P24"><text:span text:style-name="T24_1">6</text:span></text:p>
          </table:table-cell>
          <table:table-cell table:style-name="Cell14">
            <text:p text:style-name="P25"><text:span text:style-name="T25_1">D</text:span><text:span text:style-name="T25_2">-</text:span><text:span text:style-name="T25_3">pad</text:span><text:span text:style-name="T25_4"><text:s/></text:span><text:span text:style-name="T25_5">Right</text:span></text:p>
          </table:table-cell>
        </table:table-row>
        <table:table-row table:style-name="Row8">
          <table:table-cell table:style-name="Cell15">
            <text:p text:style-name="P26"><text:span text:style-name="T26_1">7</text:span></text:p>
          </table:table-cell>
          <table:table-cell table:style-name="Cell16">
            <text:p text:style-name="P27"><text:span text:style-name="T27_1">D</text:span><text:span text:style-name="T27_2">-</text:span><text:span text:style-name="T27_3">pad</text:span><text:span text:style-name="T27_4"><text:s/></text:span><text:span text:style-name="T27_5">Back</text:span></text:p>
          </table:table-cell>
        </table:table-row>
        <table:table-row table:style-name="Row9">
          <table:table-cell table:style-name="Cell17">
            <text:p text:style-name="P28"><text:span text:style-name="T28_1">8</text:span></text:p>
          </table:table-cell>
          <table:table-cell table:style-name="Cell18">
            <text:p text:style-name="P29"><text:span text:style-name="T29_1">D</text:span><text:span text:style-name="T29_2">-</text:span><text:span text:style-name="T29_3">pad</text:span><text:span text:style-name="T29_4"><text:s/></text:span><text:span text:style-name="T29_5">Left</text:span></text:p>
          </table:table-cell>
        </table:table-row>
        <table:table-row table:style-name="Row10">
          <table:table-cell table:style-name="Cell19">
            <text:p text:style-name="P30"><text:span text:style-name="T30_1">9</text:span></text:p>
          </table:table-cell>
          <table:table-cell table:style-name="Cell20">
            <text:p text:style-name="P31"><text:span text:style-name="T31_1">Start</text:span></text:p>
          </table:table-cell>
        </table:table-row>
      </table:table>
      <text:p text:style-name="P32"/>
      <text:p text:style-name="P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